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math</text:p>
      <text:p text:style-name="Standard">a=int(input())</text:p>
      <text:p text:style-name="Standard">b=int(input())</text:p>
      <text:p text:style-name="Standard">c=math.sqrt(a*a+b*b)</text:p>
      <text:p text:style-name="Standard"/>
      <text:p text:style-name="Standard">print(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2:30:55.434184065</meta:creation-date>
    <dc:date>2020-01-18T12:31:24.467391315</dc:date>
    <meta:editing-duration>PT30S</meta:editing-duration>
    <meta:editing-cycles>1</meta:editing-cycles>
    <meta:document-statistic meta:table-count="0" meta:image-count="0" meta:object-count="0" meta:page-count="1" meta:paragraph-count="5" meta:word-count="6" meta:character-count="67" meta:non-whitespace-character-count="66"/>
    <meta:generator>LibreOffice/6.0.7.3$Linux_X86_64 LibreOffice_project/00m0$Build-3</meta:generator>
  </office:meta>
</office:document-meta>
</file>